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Cred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CreditNote">
            <text:p>SelfBilledCreditNote</text:p>
          </table:table-cell>
          <table:table-cell table:style-name="ce8" office:value-type="string" office:string-value="Self Billed Credit Note. Details">
            <text:p>Self Billed Credit Note. Details</text:p>
          </table:table-cell>
          <table:table-cell table:style-name="ce8" office:value-type="string" office:string-value=""/>
          <table:table-cell table:style-name="ce8" office:value-type="string" office:string-value="Self Billed Credit Note">
            <text:p>Self Billed 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credit note created by the debtor in a self billing arrangement with a creditor; Self Billed Credit Note replaces Debit Note in such arrangements.">
            <text:p>A credit note created by the debtor in a self billing arrangement with a creditor; Self Billed Credit Note replaces Debit Note in such arrangeme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Credit Note. UBL Version Identifier. Identifier">
            <text:p>Self Billed Credit Note. UBL Vers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Credit Note. Customization Identifier. Identifier">
            <text:p>Self Billed Credit Note. Customiza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Credit Note. Profile Identifier. Identifier">
            <text:p>Self Billed Credit Note. Profile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Credit Note. Profile Execution Identifier. Identifier">
            <text:p>Self Billed Credit Note. Profile Execution Identifier.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Credit Note. Identifier">
            <text:p>Self Billed Credit Note.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Credit Note. Copy_ Indicator. Indicator">
            <text:p>Self Billed Credit Note. Copy_ Indicator. Indicato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Credit Note. UUID. Identifier">
            <text:p>Self Billed Credit Note. UUID. Identifier</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Credit Note. Issue Date. Date">
            <text:p>Self Billed Credit Note. Issue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Credit Note. Issue Time. Time">
            <text:p>Self Billed Credit Note. Issue Time. Tim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Credit Note. Tax Point Date. Date">
            <text:p>Self Billed Credit Note. Tax Point Date. Dat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Self Billed Credit Note, used to indicate the point at which tax becomes applicable.">
            <text:p>The date of the Self Billed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9" office:value-type="string" office:string-value="Self Billed Credit Note. Note. Text">
            <text:p>Self Billed Credit Note. Note.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3]&lt;&gt;&quot;&quot;;CONCATENATE([.F13];&quot; &quot;;[.G13]);[.G13])"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Self Billed Credit Note. Document_ Currency Code. Code">
            <text:p>Self Billed Credit Note. Docu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Self Billed Credit Note. Tax_ Currency Code. Code">
            <text:p>Self Billed Credit Note. Tax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Self Billed Credit Note.">
            <text:p>A code signifying the currency used for tax amount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Self Billed Credit Note. Pricing_ Currency Code. Code">
            <text:p>Self Billed Credit Note. Pricing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Self Billed Credit Note.">
            <text:p>A code signifying the currency used for prices in the Self Billed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Self Billed Credit Note. Payment_ Currency Code. Code">
            <text:p>Self Billed Credit Note. Payment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Self Billed Credit Note.">
            <text:p>A code signifying th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Self Billed Credit Note. Payment Alternative_ Currency Code. Code">
            <text:p>Self Billed Credit Note. Payment Alternative_ Currency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Self Billed Credit Note.">
            <text:p>A code signifying the alternative currency used for payment in the Self Billed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Self Billed Credit Note. Accounting Cost Code. Code">
            <text:p>Self Billed Credit Note. Accounting Cost Code. Code</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text:p>The buyer's accounting code, applied to the Self Billed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Self Billed Credit Note. Accounting Cost. Text">
            <text:p>Self Billed Credit Note. Accounting Cost. Text</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Self Billed Credit Note as a whole, expressed as text.">
            <text:p>The buyer's accounting code, applied to the Self Billed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Self Billed Credit Note. Line Count. Numeric">
            <text:p>Self Billed Credit Note. Line Count. Numeric</text:p>
          </table:table-cell>
          <table:table-cell table:style-name="ce9" office:value-type="string" office:string-value=""/>
          <table:table-cell table:style-name="ce9" office:value-type="string" office:string-value="Self Billed Credit Note">
            <text:p>Self Billed 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Self Billed Credit Note Lines in this document.">
            <text:p>The number of Self Billed Cred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Self Billed Credit Note. Invoice_ Period. Period">
            <text:p>Self Billed Credit Note. Invoice_ Period. Period</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e Self Billed Credit Note.">
            <text:p>A period (rather than a specific Invoice) associated with the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Self Billed Credit Note. Discrepancy_ Response. Response">
            <text:p>Self Billed Credit Note. Discrepancy_ Response. Respons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Self Billed Credit Note as a whole.">
            <text:p>A reason for the Self Billed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Credit Note. Order Reference">
            <text:p>Self Billed Credit Note. Order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Self Billed Credit Note.">
            <text:p>The Order associated with this Self Billed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Credit Note. Billing Reference">
            <text:p>Self Billed Credit Note. Billing Referenc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Self Billed Credit Note. Despatch_ Document Reference. Document Reference">
            <text:p>Self Billed Credit Note. Despatch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Self Billed Credit Note. Receipt_ Document Reference. Document Reference">
            <text:p>Self Billed Credit Note. Receip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DocumentReference">
            <text:p>ContractDocumentReference</text:p>
          </table:table-cell>
          <table:table-cell office:value-type="string" table:style-name="ce10" office:string-value="Self Billed Credit Note. Contract_ Document Reference. Document Reference">
            <text:p>Self Billed Credit Note. Contrac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Credit Note. Statement_ Document Reference. Document Reference">
            <text:p>Self Billed Credit Note. Statement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Credit Note. Originator_ Document Reference. Document Reference">
            <text:p>Self Billed Credit Note. Originator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Credit Note. Additional_ Document Reference. Document Reference">
            <text:p>Self Billed Credit Note. Additional_ Document Reference. Document Referenc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Credit Note. Signature">
            <text:p>Self Billed Credit Note. Signatur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Credit Note. Accounting_ Customer Party. Customer Party">
            <text:p>Self Billed Credit Note. Accounting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Credit Note. Accounting_ Supplier Party. Supplier Party">
            <text:p>Self Billed Credit Note. Accounting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PayeeParty">
            <text:p>PayeeParty</text:p>
          </table:table-cell>
          <table:table-cell office:value-type="string" table:style-name="ce10" office:string-value="Self Billed Credit Note. Payee_ Party. Party">
            <text:p>Self Billed Credit Note. Paye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BuyerCustomerParty">
            <text:p>BuyerCustomerParty</text:p>
          </table:table-cell>
          <table:table-cell office:value-type="string" table:style-name="ce10" office:string-value="Self Billed Credit Note. Buyer_ Customer Party. Customer Party">
            <text:p>Self Billed Credit Note. Buyer_ Customer Party. Custom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SellerSupplierParty">
            <text:p>SellerSupplierParty</text:p>
          </table:table-cell>
          <table:table-cell office:value-type="string" table:style-name="ce10" office:string-value="Self Billed Credit Note. Seller_ Supplier Party. Supplier Party">
            <text:p>Self Billed Credit Note. Seller_ Supplier Party. Supplier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7]"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Credit Note. Tax Representative_ Party. Party">
            <text:p>Self Billed Credit Note. Tax Representative_ Party. Party</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Credit Note. Delivery">
            <text:p>Self Billed Credit Note. Delivery</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Credit Note. Delivery Terms">
            <text:p>Self Billed Credit Note. Delivery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Credit Note. Payment Means">
            <text:p>Self Billed Credit Note. Payment Mean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Credit Note. Payment Terms">
            <text:p>Self Billed Credit Note. Payment Terms</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AllowanceCharge">
            <text:p>AllowanceCharge</text:p>
          </table:table-cell>
          <table:table-cell office:value-type="string" table:style-name="ce10" office:string-value="Self Billed Credit Note. Allowance Charge">
            <text:p>Self Billed Credit Note. Allowance Charg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Self Billed Credit Note. Tax_ Exchange Rate. Exchange Rate">
            <text:p>Self Billed Credit Note. Tax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Self Billed Credit Note. Pricing_ Exchange Rate. Exchange Rate">
            <text:p>Self Billed Credit Note. Pricing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Self Billed Credit Note. Payment_ Exchange Rate. Exchange Rate">
            <text:p>Self Billed Credit Note. Payment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Self Billed Credit Note. Payment Alternative_ Exchange Rate. Exchange Rate">
            <text:p>Self Billed Credit Note. Payment Alternative_ Exchange Rate. Exchange Rate</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Self Billed Credit Note. Tax Total">
            <text:p>Self Billed Credit Note. Tax Total</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LegalMonetaryTotal">
            <text:p>LegalMonetaryTotal</text:p>
          </table:table-cell>
          <table:table-cell office:value-type="string" table:style-name="ce10" office:string-value="Self Billed Credit Note. Legal_ Monetary Total. Monetary Total">
            <text:p>Self Billed Credit Note. Legal_ Monetary Total. Monetary Total</text:p>
          </table:table-cell>
          <table:table-cell table:style-name="ce10" office:value-type="string" office:string-value=""/>
          <table:table-cell office:value-type="string" table:style-name="ce10" office:string-value="Self Billed Credit Note">
            <text:p>Self Billed 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Self Billed Credit Note, including Allowances, Charges, and Taxes.">
            <text:p>The total amount payable on the Self Billed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s for UBL 2.0 Update Package: Cell B36 changed from Self Billed Credit Note. Legal_ Monetary Total. Monetary Tota to Self Billed Credit Note. Legal_ Monetary Total. Monetary Total ">
            <text:p>Changes for UBL 2.0 Update Package: Cell B36 changed from <text:s/>Self Billed Credit Note. Legal_ Monetary Total. Monetary Tota <text:s/>to</text:p>
            <text:p><text:s/>Self Billed Credit Note. Legal_ Monetary Total. Monetary Total </text:p>
          </table:table-cell>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CreditNoteLine">
            <text:p>CreditNoteLine</text:p>
          </table:table-cell>
          <table:table-cell office:value-type="string" table:style-name="ce10" office:string-value="Self Billed Credit Note. Credit Note Line">
            <text:p>Self Billed Credit Note. Credit Note Line</text:p>
          </table:table-cell>
          <table:table-cell table:style-name="ce10" office:value-type="string" office:string-value=""/>
          <table:table-cell office:value-type="string" table:style-name="ce10" office:string-value="Self Billed Credit Note">
            <text:p>Self Billed 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Self Billed Credit Note Line.">
            <text:p>A Self Billed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